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83645833333333cm"/>
    </style:style>
    <style:style style:name="co3" style:family="table-column">
      <style:table-column-properties fo:break-before="auto" style:column-width="3.38666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2" table:default-cell-style-name="ce1"/>
        <table:table-column table:style-name="co4" table:number-columns-repeated="16369" table:default-cell-style-name="ce1"/>
        <table:table-row table:style-name="ro1">
          <table:table-cell/>
          <table:table-cell table:number-columns-repeated="3" table:style-name="ce1"/>
          <table:table-cell office:value-type="string" table:style-name="ce1">
            <text:p>seconds/year</text:p>
          </table:table-cell>
          <table:table-cell office:value-type="float" office:value="8760" table:style-name="ce1">
            <text:p>8760</text:p>
          </table:table-cell>
          <table:table-cell table:number-columns-repeated="16378" table:style-name="ce1"/>
        </table:table-row>
        <table:table-row table:number-rows-repeated="4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1">
            <text:p>Instance Type</text:p>
          </table:table-cell>
          <table:table-cell office:value-type="string" table:style-name="ce1">
            <text:p>EC2 Compute Units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1Upfront</text:p>
          </table:table-cell>
          <table:table-cell office:value-type="string" table:style-name="ce1">
            <text:p>1Hourly</text:p>
          </table:table-cell>
          <table:table-cell office:value-type="string" table:style-name="ce1">
            <text:p>1Total</text:p>
          </table:table-cell>
          <table:table-cell office:value-type="string" table:style-name="ce1">
            <text:p>price/cpu</text:p>
          </table:table-cell>
          <table:table-cell office:value-type="string" table:style-name="ce1">
            <text:p>price/mem</text:p>
          </table:table-cell>
          <table:table-cell table:style-name="ce1"/>
          <table:table-cell office:value-type="string" table:style-name="ce1">
            <text:p>3Upfront</text:p>
          </table:table-cell>
          <table:table-cell office:value-type="string" table:style-name="ce1">
            <text:p>3Hourly</text:p>
          </table:table-cell>
          <table:table-cell office:value-type="string" table:style-name="ce1">
            <text:p>3Total</text:p>
          </table:table-cell>
          <table:table-cell office:value-type="string" table:style-name="ce1">
            <text:p>price/cpu</text:p>
          </table:table-cell>
          <table:table-cell office:value-type="string" table:style-name="ce1">
            <text:p>price/mem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small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169" table:style-name="ce1">
            <text:p>169</text:p>
          </table:table-cell>
          <table:table-cell office:value-type="float" office:value="1.4E-2" table:style-name="ce1">
            <text:p>0.014</text:p>
          </table:table-cell>
          <table:table-cell office:value-type="float" office:value="291.64" table:formula="of:=[.E7]+([.F7]*[.F1])" table:style-name="ce1">
            <text:p>291.64</text:p>
          </table:table-cell>
          <table:table-cell office:value-type="float" office:value="291.64" table:formula="of:=[.G7:.G18]/[.C7:.C18]" table:number-matrix-columns-spanned="1" table:number-matrix-rows-spanned="12" table:style-name="ce1">
            <text:p>291.64</text:p>
          </table:table-cell>
          <table:table-cell office:value-type="float" office:value="171.5529411764706" table:formula="of:=[.G7:.G18]/[.D7:.D18]" table:number-matrix-columns-spanned="1" table:number-matrix-rows-spanned="12" table:style-name="ce1">
            <text:p>171.5529412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.2E-2" table:style-name="ce1">
            <text:p>0.012</text:p>
          </table:table-cell>
          <table:table-cell office:value-type="float" office:value="572.36" table:formula="of:=[.K7:.K18]+(3*([.L7:.L18]*[.F1]))" table:number-matrix-columns-spanned="1" table:number-matrix-rows-spanned="12" table:style-name="ce1">
            <text:p>572.36</text:p>
          </table:table-cell>
          <table:table-cell office:value-type="float" office:value="190.78666666666666" table:formula="of:=[.M7:.M18]/(3*[.C7:.C18])" table:number-matrix-columns-spanned="1" table:number-matrix-rows-spanned="12" table:style-name="ce1">
            <text:p>190.7866667</text:p>
          </table:table-cell>
          <table:table-cell office:value-type="float" office:value="112.22745098039216" table:formula="of:=[.M7:.M18]/(3*[.D7:.D18])" table:number-matrix-columns-spanned="1" table:number-matrix-rows-spanned="12" table:style-name="ce1">
            <text:p>112.227451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medium</text:p>
          </table:table-cell>
          <table:table-cell office:value-type="float" office:value="2" table:style-name="ce1">
            <text:p>2</text:p>
          </table:table-cell>
          <table:table-cell office:value-type="float" office:value="3.75" table:style-name="ce1">
            <text:p>3.75</text:p>
          </table:table-cell>
          <table:table-cell office:value-type="float" office:value="338" table:style-name="ce1">
            <text:p>338</text:p>
          </table:table-cell>
          <table:table-cell office:value-type="float" office:value="2.8000000000000001E-2" table:style-name="ce1">
            <text:p>0.028</text:p>
          </table:table-cell>
          <table:table-cell office:value-type="float" office:value="583.28" table:formula="of:=[.E8]+([.F8]*[.F1])" table:style-name="ce1">
            <text:p>583.28</text:p>
          </table:table-cell>
          <table:table-cell office:value-type="float" office:value="291.64" table:style-name="ce1">
            <text:p>291.64</text:p>
          </table:table-cell>
          <table:table-cell office:value-type="float" office:value="155.54133333333331" table:style-name="ce1">
            <text:p>155.5413333</text:p>
          </table:table-cell>
          <table:table-cell table:style-name="ce1"/>
          <table:table-cell office:value-type="float" office:value="514" table:style-name="ce1">
            <text:p>514</text:p>
          </table:table-cell>
          <table:table-cell office:value-type="float" office:value="2.3E-2" table:style-name="ce1">
            <text:p>0.023</text:p>
          </table:table-cell>
          <table:table-cell office:value-type="float" office:value="1118.44" table:style-name="ce1">
            <text:p>1118.44</text:p>
          </table:table-cell>
          <table:table-cell office:value-type="float" office:value="186.40666666666667" table:style-name="ce1">
            <text:p>186.4066667</text:p>
          </table:table-cell>
          <table:table-cell office:value-type="float" office:value="99.416888888888892" table:style-name="ce1">
            <text:p>99.41688889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large</text:p>
          </table:table-cell>
          <table:table-cell office:value-type="float" office:value="4" table:style-name="ce1">
            <text:p>4</text:p>
          </table:table-cell>
          <table:table-cell office:value-type="float" office:value="7.5" table:style-name="ce1">
            <text:p>7.5</text:p>
          </table:table-cell>
          <table:table-cell office:value-type="float" office:value="676" table:style-name="ce1">
            <text:p>676</text:p>
          </table:table-cell>
          <table:table-cell office:value-type="float" office:value="5.6000000000000001E-2" table:style-name="ce1">
            <text:p>0.056</text:p>
          </table:table-cell>
          <table:table-cell office:value-type="float" office:value="1166.56" table:formula="of:=[.E9]+([.F9]*[.F1])" table:style-name="ce1">
            <text:p>1166.56</text:p>
          </table:table-cell>
          <table:table-cell office:value-type="float" office:value="291.64" table:style-name="ce1">
            <text:p>291.64</text:p>
          </table:table-cell>
          <table:table-cell office:value-type="float" office:value="155.54133333333331" table:style-name="ce1">
            <text:p>155.5413333</text:p>
          </table:table-cell>
          <table:table-cell table:style-name="ce1"/>
          <table:table-cell office:value-type="float" office:value="1028" table:style-name="ce1">
            <text:p>1028</text:p>
          </table:table-cell>
          <table:table-cell office:value-type="float" office:value="4.5999999999999999E-2" table:style-name="ce1">
            <text:p>0.046</text:p>
          </table:table-cell>
          <table:table-cell office:value-type="float" office:value="2236.88" table:style-name="ce1">
            <text:p>2236.88</text:p>
          </table:table-cell>
          <table:table-cell office:value-type="float" office:value="186.40666666666667" table:style-name="ce1">
            <text:p>186.4066667</text:p>
          </table:table-cell>
          <table:table-cell office:value-type="float" office:value="99.416888888888892" table:style-name="ce1">
            <text:p>99.41688889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Extra-large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1352" table:style-name="ce1">
            <text:p>1352</text:p>
          </table:table-cell>
          <table:table-cell office:value-type="float" office:value="0.112" table:style-name="ce1">
            <text:p>0.112</text:p>
          </table:table-cell>
          <table:table-cell office:value-type="float" office:value="2333.12" table:formula="of:=[.E10]+([.F10]*[.F1])" table:style-name="ce1">
            <text:p>2333.12</text:p>
          </table:table-cell>
          <table:table-cell office:value-type="float" office:value="291.64" table:style-name="ce1">
            <text:p>291.64</text:p>
          </table:table-cell>
          <table:table-cell office:value-type="float" office:value="155.54133333333331" table:style-name="ce1">
            <text:p>155.5413333</text:p>
          </table:table-cell>
          <table:table-cell table:style-name="ce1"/>
          <table:table-cell office:value-type="float" office:value="2056" table:style-name="ce1">
            <text:p>2056</text:p>
          </table:table-cell>
          <table:table-cell office:value-type="float" office:value="9.1999999999999998E-2" table:style-name="ce1">
            <text:p>0.092</text:p>
          </table:table-cell>
          <table:table-cell office:value-type="float" office:value="4473.76" table:style-name="ce1">
            <text:p>4473.76</text:p>
          </table:table-cell>
          <table:table-cell office:value-type="float" office:value="186.40666666666667" table:style-name="ce1">
            <text:p>186.4066667</text:p>
          </table:table-cell>
          <table:table-cell office:value-type="float" office:value="99.416888888888892" table:style-name="ce1">
            <text:p>99.41688889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2extralarge</text:p>
          </table:table-cell>
          <table:table-cell office:value-type="float" office:value="13" table:style-name="ce1">
            <text:p>13</text:p>
          </table:table-cell>
          <table:table-cell office:value-type="float" office:value="15" table:style-name="ce1">
            <text:p>15</text:p>
          </table:table-cell>
          <table:table-cell office:value-type="float" office:value="1489" table:style-name="ce1">
            <text:p>1489</text:p>
          </table:table-cell>
          <table:table-cell office:value-type="float" office:value="0.123" table:style-name="ce1">
            <text:p>0.123</text:p>
          </table:table-cell>
          <table:table-cell office:value-type="float" office:value="2566.48" table:formula="of:=[.E11]+([.F11]*[.F1])" table:style-name="ce1">
            <text:p>2566.48</text:p>
          </table:table-cell>
          <table:table-cell office:value-type="float" office:value="197.42153846153846" table:style-name="ce1">
            <text:p>197.4215385</text:p>
          </table:table-cell>
          <table:table-cell office:value-type="float" office:value="171.09866666666667" table:style-name="ce1">
            <text:p>171.0986667</text:p>
          </table:table-cell>
          <table:table-cell table:style-name="ce1"/>
          <table:table-cell office:value-type="float" office:value="2261" table:style-name="ce1">
            <text:p>2261</text:p>
          </table:table-cell>
          <table:table-cell office:value-type="float" office:value="0.10100000000000001" table:style-name="ce1">
            <text:p>0.101</text:p>
          </table:table-cell>
          <table:table-cell office:value-type="float" office:value="4915.2800000000007" table:style-name="ce1">
            <text:p>4915.28</text:p>
          </table:table-cell>
          <table:table-cell office:value-type="float" office:value="126.03282051282054" table:style-name="ce1">
            <text:p>126.0328205</text:p>
          </table:table-cell>
          <table:table-cell office:value-type="float" office:value="109.22844444444446" table:style-name="ce1">
            <text:p>109.228444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2double-extra-large</text:p>
          </table:table-cell>
          <table:table-cell office:value-type="float" office:value="26" table:style-name="ce1">
            <text:p>26</text:p>
          </table:table-cell>
          <table:table-cell office:value-type="float" office:value="30" table:style-name="ce1">
            <text:p>30</text:p>
          </table:table-cell>
          <table:table-cell office:value-type="float" office:value="2978" table:style-name="ce1">
            <text:p>2978</text:p>
          </table:table-cell>
          <table:table-cell office:value-type="float" office:value="0.246" table:style-name="ce1">
            <text:p>0.246</text:p>
          </table:table-cell>
          <table:table-cell office:value-type="float" office:value="5132.96" table:formula="of:=[.E12]+([.F12]*[.F1])" table:style-name="ce1">
            <text:p>5132.96</text:p>
          </table:table-cell>
          <table:table-cell office:value-type="float" office:value="197.42153846153846" table:style-name="ce1">
            <text:p>197.4215385</text:p>
          </table:table-cell>
          <table:table-cell office:value-type="float" office:value="171.09866666666667" table:style-name="ce1">
            <text:p>171.0986667</text:p>
          </table:table-cell>
          <table:table-cell table:style-name="ce1"/>
          <table:table-cell office:value-type="float" office:value="4522" table:style-name="ce1">
            <text:p>4522</text:p>
          </table:table-cell>
          <table:table-cell office:value-type="float" office:value="0.20200000000000001" table:style-name="ce1">
            <text:p>0.202</text:p>
          </table:table-cell>
          <table:table-cell office:value-type="float" office:value="9830.5600000000013" table:style-name="ce1">
            <text:p>9830.56</text:p>
          </table:table-cell>
          <table:table-cell office:value-type="float" office:value="126.03282051282054" table:style-name="ce1">
            <text:p>126.0328205</text:p>
          </table:table-cell>
          <table:table-cell office:value-type="float" office:value="109.22844444444446" table:style-name="ce1">
            <text:p>109.2284444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Micro</text:p>
          </table:table-cell>
          <table:table-cell office:value-type="float" office:value="0.5" table:style-name="ce1">
            <text:p>0.5</text:p>
          </table:table-cell>
          <table:table-cell office:value-type="float" office:value="0.5" table:style-name="ce1">
            <text:p>0.5</text:p>
          </table:table-cell>
          <table:table-cell office:value-type="float" office:value="62" table:style-name="ce1">
            <text:p>62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05.80000000000001" table:formula="of:=[.E13]+([.F13]*[.F1])" table:style-name="ce1">
            <text:p>105.8</text:p>
          </table:table-cell>
          <table:table-cell office:value-type="float" office:value="211.60000000000002" table:style-name="ce1">
            <text:p>211.6</text:p>
          </table:table-cell>
          <table:table-cell office:value-type="float" office:value="211.60000000000002" table:style-name="ce1">
            <text:p>211.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231.4" table:style-name="ce1">
            <text:p>231.4</text:p>
          </table:table-cell>
          <table:table-cell office:value-type="float" office:value="154.26666666666668" table:style-name="ce1">
            <text:p>154.2666667</text:p>
          </table:table-cell>
          <table:table-cell office:value-type="float" office:value="154.26666666666668" table:style-name="ce1">
            <text:p>154.266666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High-Mem-Extra-Large</text:p>
          </table:table-cell>
          <table:table-cell office:value-type="float" office:value="6.5" table:style-name="ce1">
            <text:p>6.5</text:p>
          </table:table-cell>
          <table:table-cell office:value-type="float" office:value="17.100000000000001" table:style-name="ce1">
            <text:p>17.1</text:p>
          </table:table-cell>
          <table:table-cell office:value-type="float" office:value="789" table:style-name="ce1">
            <text:p>789</text:p>
          </table:table-cell>
          <table:table-cell office:value-type="float" office:value="6.8000000000000005E-2" table:style-name="ce1">
            <text:p>0.068</text:p>
          </table:table-cell>
          <table:table-cell office:value-type="float" office:value="1384.68" table:formula="of:=[.E14]+([.F14]*[.F1])" table:style-name="ce1">
            <text:p>1384.68</text:p>
          </table:table-cell>
          <table:table-cell office:value-type="float" office:value="213.02769230769232" table:style-name="ce1">
            <text:p>213.0276923</text:p>
          </table:table-cell>
          <table:table-cell office:value-type="float" office:value="80.97543859649123" table:style-name="ce1">
            <text:p>80.9754386</text:p>
          </table:table-cell>
          <table:table-cell table:style-name="ce1"/>
          <table:table-cell office:value-type="float" office:value="1198" table:style-name="ce1">
            <text:p>1198</text:p>
          </table:table-cell>
          <table:table-cell office:value-type="float" office:value="5.2999999999999999E-2" table:style-name="ce1">
            <text:p>0.053</text:p>
          </table:table-cell>
          <table:table-cell office:value-type="float" office:value="2590.84" table:style-name="ce1">
            <text:p>2590.84</text:p>
          </table:table-cell>
          <table:table-cell office:value-type="float" office:value="132.86358974358976" table:style-name="ce1">
            <text:p>132.8635897</text:p>
          </table:table-cell>
          <table:table-cell office:value-type="float" office:value="50.5037037037037" table:style-name="ce1">
            <text:p>50.503703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High-Mem-Double</text:p>
          </table:table-cell>
          <table:table-cell office:value-type="float" office:value="13" table:style-name="ce1">
            <text:p>13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1578" table:style-name="ce1">
            <text:p>1578</text:p>
          </table:table-cell>
          <table:table-cell office:value-type="float" office:value="0.13600000000000001" table:style-name="ce1">
            <text:p>0.136</text:p>
          </table:table-cell>
          <table:table-cell office:value-type="float" office:value="2769.36" table:formula="of:=[.E15]+([.F15]*[.F1])" table:style-name="ce1">
            <text:p>2769.36</text:p>
          </table:table-cell>
          <table:table-cell office:value-type="float" office:value="213.02769230769232" table:style-name="ce1">
            <text:p>213.0276923</text:p>
          </table:table-cell>
          <table:table-cell office:value-type="float" office:value="80.97543859649123" table:style-name="ce1">
            <text:p>80.9754386</text:p>
          </table:table-cell>
          <table:table-cell table:style-name="ce1"/>
          <table:table-cell office:value-type="float" office:value="2396" table:style-name="ce1">
            <text:p>2396</text:p>
          </table:table-cell>
          <table:table-cell office:value-type="float" office:value="0.106" table:style-name="ce1">
            <text:p>0.106</text:p>
          </table:table-cell>
          <table:table-cell office:value-type="float" office:value="5181.68" table:style-name="ce1">
            <text:p>5181.68</text:p>
          </table:table-cell>
          <table:table-cell office:value-type="float" office:value="132.86358974358976" table:style-name="ce1">
            <text:p>132.8635897</text:p>
          </table:table-cell>
          <table:table-cell office:value-type="float" office:value="50.5037037037037" table:style-name="ce1">
            <text:p>50.503703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High-Mem-Quadruple</text:p>
          </table:table-cell>
          <table:table-cell office:value-type="float" office:value="26" table:style-name="ce1">
            <text:p>26</text:p>
          </table:table-cell>
          <table:table-cell office:value-type="float" office:value="68.400000000000006" table:style-name="ce1">
            <text:p>68.4</text:p>
          </table:table-cell>
          <table:table-cell office:value-type="float" office:value="3156" table:style-name="ce1">
            <text:p>3156</text:p>
          </table:table-cell>
          <table:table-cell office:value-type="float" office:value="0.27200000000000002" table:style-name="ce1">
            <text:p>0.272</text:p>
          </table:table-cell>
          <table:table-cell office:value-type="float" office:value="5538.72" table:formula="of:=[.E16]+([.F16]*[.F1])" table:style-name="ce1">
            <text:p>5538.72</text:p>
          </table:table-cell>
          <table:table-cell office:value-type="float" office:value="213.02769230769232" table:style-name="ce1">
            <text:p>213.0276923</text:p>
          </table:table-cell>
          <table:table-cell office:value-type="float" office:value="80.97543859649123" table:style-name="ce1">
            <text:p>80.9754386</text:p>
          </table:table-cell>
          <table:table-cell table:style-name="ce1"/>
          <table:table-cell office:value-type="float" office:value="4792" table:style-name="ce1">
            <text:p>4792</text:p>
          </table:table-cell>
          <table:table-cell office:value-type="float" office:value="0.21199999999999999" table:style-name="ce1">
            <text:p>0.212</text:p>
          </table:table-cell>
          <table:table-cell office:value-type="float" office:value="10363.36" table:style-name="ce1">
            <text:p>10363.36</text:p>
          </table:table-cell>
          <table:table-cell office:value-type="float" office:value="132.86358974358976" table:style-name="ce1">
            <text:p>132.8635897</text:p>
          </table:table-cell>
          <table:table-cell office:value-type="float" office:value="50.5037037037037" table:style-name="ce1">
            <text:p>50.5037037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High-CPU-medium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.7</text:p>
          </table:table-cell>
          <table:table-cell office:value-type="float" office:value="450" table:style-name="ce1">
            <text:p>450</text:p>
          </table:table-cell>
          <table:table-cell office:value-type="float" office:value="3.5999999999999997E-2" table:style-name="ce1">
            <text:p>0.036</text:p>
          </table:table-cell>
          <table:table-cell office:value-type="float" office:value="765.3599999999999" table:formula="of:=[.E17]+([.F17]*[.F1])" table:style-name="ce1">
            <text:p>765.36</text:p>
          </table:table-cell>
          <table:table-cell office:value-type="float" office:value="153.07199999999997" table:style-name="ce1">
            <text:p>153.072</text:p>
          </table:table-cell>
          <table:table-cell office:value-type="float" office:value="450.21176470588233" table:style-name="ce1">
            <text:p>450.2117647</text:p>
          </table:table-cell>
          <table:table-cell table:style-name="ce1"/>
          <table:table-cell office:value-type="float" office:value="701" table:style-name="ce1">
            <text:p>701</text:p>
          </table:table-cell>
          <table:table-cell office:value-type="float" office:value="3.1E-2" table:style-name="ce1">
            <text:p>0.031</text:p>
          </table:table-cell>
          <table:table-cell office:value-type="float" office:value="1515.68" table:style-name="ce1">
            <text:p>1515.68</text:p>
          </table:table-cell>
          <table:table-cell office:value-type="float" office:value="101.04533333333333" table:style-name="ce1">
            <text:p>101.0453333</text:p>
          </table:table-cell>
          <table:table-cell office:value-type="float" office:value="297.19215686274515" table:style-name="ce1">
            <text:p>297.1921569</text:p>
          </table:table-cell>
          <table:table-cell table:number-columns-repeated="16369"/>
        </table:table-row>
        <table:table-row table:style-name="ro1">
          <table:table-cell/>
          <table:table-cell office:value-type="string" table:style-name="ce1">
            <text:p>High-CPU-Extra-Large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800" table:style-name="ce1">
            <text:p>1800</text:p>
          </table:table-cell>
          <table:table-cell office:value-type="float" office:value="0.14399999999999999" table:style-name="ce1">
            <text:p>0.144</text:p>
          </table:table-cell>
          <table:table-cell office:value-type="float" office:value="3061.4399999999996" table:formula="of:=[.E18]+([.F18]*[.F1])" table:style-name="ce1">
            <text:p>3061.44</text:p>
          </table:table-cell>
          <table:table-cell office:value-type="float" office:value="153.07199999999997" table:style-name="ce1">
            <text:p>153.072</text:p>
          </table:table-cell>
          <table:table-cell office:value-type="float" office:value="437.34857142857135" table:style-name="ce1">
            <text:p>437.3485714</text:p>
          </table:table-cell>
          <table:table-cell table:style-name="ce1"/>
          <table:table-cell office:value-type="float" office:value="2804" table:style-name="ce1">
            <text:p>2804</text:p>
          </table:table-cell>
          <table:table-cell office:value-type="float" office:value="0.124" table:style-name="ce1">
            <text:p>0.124</text:p>
          </table:table-cell>
          <table:table-cell office:value-type="float" office:value="6062.72" table:style-name="ce1">
            <text:p>6062.72</text:p>
          </table:table-cell>
          <table:table-cell office:value-type="float" office:value="101.04533333333333" table:style-name="ce1">
            <text:p>101.0453333</text:p>
          </table:table-cell>
          <table:table-cell office:value-type="float" office:value="288.7009523809524" table:style-name="ce1">
            <text:p>288.7009524</text:p>
          </table:table-cell>
          <table:table-cell table:number-columns-repeated="16369"/>
        </table:table-row>
        <table:table-row table:number-rows-repeated="1048558" table:style-name="ro2">
          <table:table-cell table:number-columns-repeated="16384"/>
        </table:table-row>
      </table:table>
      <table:table table:name="Sheet2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default-cell-style-name="ce1"/>
        <table:table-column table:style-name="co4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cer </meta:initial-creator>
    <dc:creator>Acer</dc:creator>
    <meta:creation-date>2013-04-04T19:32:02Z</meta:creation-date>
    <dc:date>2013-04-08T05:05:35Z</dc:date>
    <meta:editing-cycles>1</meta:editing-cycles>
    <meta:editing-duration>PT24250S</meta:editing-duration>
  </office:meta>
</office:document-meta>
</file>